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93bbb" officeooo:paragraph-rsid="00193bbb"/>
    </style:style>
    <style:style style:name="P2" style:family="paragraph" style:parent-style-name="Text_20_body">
      <style:paragraph-properties fo:text-align="center" style:justify-single-word="false"/>
      <style:text-properties officeooo:rsid="00203c10" officeooo:paragraph-rsid="00203c10"/>
    </style:style>
    <style:style style:name="P3" style:family="paragraph" style:parent-style-name="Subtitle">
      <style:text-properties officeooo:rsid="00193bbb" officeooo:paragraph-rsid="00193bbb"/>
    </style:style>
    <style:style style:name="T1" style:family="text">
      <style:text-properties officeooo:rsid="002167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uarto Poder</text:p>
      <text:p text:style-name="P3">Moisés J. Bonilla Caraball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1.<text:span text:style-name="T1">2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0:56:45.014295294</meta:creation-date>
    <dc:date>2016-07-24T18:23:42.681232674</dc:date>
    <meta:editing-duration>PT5M33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7" meta:character-count="45" meta:non-whitespace-character-count="41"/>
  </office:meta>
</office:document-meta>
</file>